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headline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fo:min-height="3.507cm"/>
    </style:style>
    <style:style style:name="pr2" style:family="presentation" style:parent-style-name="Default-subtitle">
      <style:graphic-properties draw:fill-color="#ffffff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23cm"/>
    </style:style>
    <style:style style:name="pr6" style:family="presentation" style:parent-style-name="Default-notes">
      <style:graphic-properties draw:fill-color="#ffffff" fo:min-height="10.629cm"/>
    </style:style>
    <style:style style:name="pr7" style:family="presentation" style:parent-style-name="Default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3.91cm" svg:height="3.507cm" svg:x="2.057cm" svg:y="1.743cm" presentation:class="title">
          <draw:text-box>
            <text:p text:style-name="P1">The Boot Process</text:p>
          </draw:text-box>
        </draw:frame>
        <draw:frame presentation:style-name="pr2" draw:layer="layout" svg:width="23.91cm" svg:height="13.23cm" svg:x="2.057cm" svg:y="5.838cm" presentation:class="subtitle">
          <draw:text-box>
            <text:p text:style-name="P1">Booting steps of a PC loaded with GNU/Linux</text:p>
          </draw:text-box>
        </draw:frame>
        <draw:rect draw:style-name="gr1" draw:text-style-name="P3" draw:layer="layout" svg:width="23.722cm" svg:height="3.011cm" svg:x="3.01cm" svg:y="16.514cm">
          <text:p text:style-name="P2">Vimal Joseph</text:p>
          <text:p text:style-name="P2">Zyxware Technologies</text:p>
        </draw:rect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3.91cm" svg:height="3.507cm" svg:x="2.057cm" svg:y="1.743cm" presentation:class="title">
          <draw:text-box>
            <text:p text:style-name="P1">PC Boot</text:p>
          </draw:text-box>
        </draw:frame>
        <draw:frame presentation:style-name="pr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CPU Looks at 0xFFFF @ ROM</text:p>
              </text:list-item>
              <text:list-item>
                <text:p text:style-name="P1">Jump to the location where the POST code starts</text:p>
              </text:list-item>
              <text:list-item>
                <text:p text:style-name="P1">Power On Self Test get executed</text:p>
              </text:list-item>
              <text:list-item>
                <text:p text:style-name="P1">Then it looks for a Boot Sector in external devices in the order of preference given in the BIOS</text:p>
              </text:list-item>
              <text:list-item>
                <text:p text:style-name="P1">If the boot sector found has a valid boot loader installed, the BIOS pass control to that code. 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3.91cm" svg:height="3.507cm" svg:x="2.057cm" svg:y="1.743cm" presentation:class="title">
          <draw:text-box>
            <text:p text:style-name="P1">Boot Loader</text:p>
          </draw:text-box>
        </draw:frame>
        <draw:frame presentation:style-name="pr7" draw:text-style-name="P5" draw:layer="layout" svg:width="23.91cm" svg:height="13.313cm" svg:x="2.057cm" svg:y="5.838cm" presentation:class="outline" presentation:user-transformed="true">
          <draw:text-box>
            <text:list text:style-name="L2">
              <text:list-item>
                <text:p text:style-name="P1">The code resides in the boot sector, ie. First Stage boot loader, loads the <text:s/>Boot Loader to memory and execute it. </text:p>
              </text:list-item>
              <text:list-item>
                <text:p text:style-name="P1">The commonly used boot loaders in GNU/Linux are LILO (LInuxLOader)and GRUB (GRand Unified Bootloader)</text:p>
              </text:list-item>
              <text:list-item>
                <text:p text:style-name="P1">Boot Loader know where the kernel resides and load it to the memory, and pass the location to processor. 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3.91cm" svg:height="3.507cm" svg:x="2.057cm" svg:y="1.743cm" presentation:class="title">
          <draw:text-box>
            <text:p text:style-name="P1">Kernel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Kernel call a uncompress library with in it to uncompress itself and relocate in a suitable place in memory.</text:p>
              </text:list-item>
              <text:list-item>
                <text:p text:style-name="P1"><text:s/>It then do various initialization tasks.</text:p>
              </text:list-item>
              <text:list-item>
                <text:p text:style-name="P1">After initializing itself, It execute the init process</text:p>
              </text:list-item>
              <text:list-item>
                <text:p text:style-name="P1">init is a command resides in the /sbin 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3.91cm" svg:height="3.507cm" svg:x="2.057cm" svg:y="1.743cm" presentation:class="title">
          <draw:text-box>
            <text:p text:style-name="P1">Init<text:tab/>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It is the first process to run, with a process id of 1</text:p>
              </text:list-item>
              <text:list-item>
                <text:p text:style-name="P1">It reads the /etc/inittab file and act as what it says.</text:p>
              </text:list-item>
              <text:list-item>
                <text:p text:style-name="P1">In the init tab files various runlevels are defined.</text:p>
              </text:list-item>
              <text:list-item>
                <text:p text:style-name="P1">Each runlevel executes some scripts/programmes to start in that runlevel.</text:p>
              </text:list-item>
              <text:list-item>
                <text:p text:style-name="P1">The system boots into default runlevel specified in the inittab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3.91cm" svg:height="3.507cm" svg:x="2.057cm" svg:y="1.743cm" presentation:class="title" presentation:user-transformed="true">
          <draw:text-box>
            <text:p text:style-name="P1">Runlevel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p text:style-name="P5"/>
            <text:list text:style-name="L2">
              <text:list-item>
                <text:p text:style-name="P1">Runlevel 0 : Halt</text:p>
              </text:list-item>
              <text:list-item>
                <text:p text:style-name="P1">Runlevel 1 : Single User Mode</text:p>
              </text:list-item>
              <text:list-item>
                <text:p text:style-name="P1">Runlevel 2-5 : Multiuser </text:p>
              </text:list-item>
              <text:list-item>
                <text:p text:style-name="P1">Runlevel 6 : Reboo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3.91cm" svg:height="3.507cm" svg:x="2.057cm" svg:y="1.743cm" presentation:class="title">
          <draw:text-box>
            <text:p text:style-name="P1">Runlevels (cont.)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rograms to execute in each renlevel are stored in directories like rc.0 ,rc.1 etc..</text:p>
              </text:list-item>
              <text:list-item>
                <text:p text:style-name="P1">programs in rc.s <text:s/>get executed in every runlevel</text:p>
              </text:list-item>
              <text:list-item>
                <text:p text:style-name="P1">commands in rc.* directories are actually links to /etc/init.d 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3.91cm" svg:height="3.507cm" svg:x="2.057cm" svg:y="1.743cm" presentation:class="title">
          <draw:text-box>
            <text:p text:style-name="P1">Services</text:p>
          </draw:text-box>
        </draw:frame>
        <draw:frame presentation:style-name="pr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a service is a program loaded in memory to provide a specific service toy a client.</text:p>
              </text:list-item>
              <text:list-item>
                <text:p text:style-name="P1">It is also known as demons, servers etc.</text:p>
              </text:list-item>
              <text:list-item>
                <text:p text:style-name="P1">Example : apache is a service to provide web pages; it is a webserver.</text:p>
              </text:list-item>
              <text:list-item>
                <text:p text:style-name="P1">We can start stop service/demons manually</text:p>
              </text:list-item>
              <text:list-item>
                <text:p text:style-name="P1">/etc/init.d/exim stop|start|restar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>
        <draw:rect draw:style-name="gr3" draw:text-style-name="P3" draw:layer="layout" svg:width="21.532cm" svg:height="6.158cm" svg:x="4.06cm" svg:y="5.2cm">
          <text:p text:style-name="P2">The End</text:p>
          <text:p text:style-name="P2"/>
          <text:p text:style-name="P2">Zyxware<text:tab/></text:p>
          <text:p text:style-name="P2">vimal.joseph@zyxware.com</text:p>
        </draw:rect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uxi Serif'" style:font-family-generic="roman" style:font-pitch="variable" fo:font-size="24pt" fo:language="en" fo:country="US" style:font-family-asian="'Sans Serif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M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5-10-26T08:05:02</meta:creation-date>
    <dc:date>2012-03-11T13:59:08</dc:date>
    <dc:language>en-US</dc:language>
    <meta:editing-cycles>8</meta:editing-cycles>
    <meta:editing-duration>PT00H40M10S</meta:editing-duration>
    <dc:creator>vimal 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